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-3.72"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3.86" office:value-type="float" office:value="-3.86" calcext:value-type="float">
            <text:p>-3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4.14" calcext:value-type="float">
            <text:p>-4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9" calcext:value-type="float">
            <text:p>-4.2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4.42" calcext:value-type="float">
            <text:p>-4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4" calcext:value-type="float">
            <text:p>-4.5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4.67" calcext:value-type="float">
            <text:p>-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.06" calcext:value-type="float">
            <text:p>-5.0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74" calcext:value-type="float">
            <text:p>-5.7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5.85" calcext:value-type="float">
            <text:p>-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6.04" calcext:value-type="float">
            <text:p>-6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.15" calcext:value-type="float">
            <text:p>-6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ohmann</meta:initial-creator>
    <meta:creation-date>2015-03-13T14:22:18.766976506</meta:creation-date>
    <dc:date>2015-03-13T14:26:25.153204826</dc:date>
    <dc:creator>Michael Lohmann</dc:creator>
    <meta:editing-duration>PT4M6S</meta:editing-duration>
    <meta:editing-cycles>1</meta:editing-cycles>
    <meta:document-statistic meta:table-count="1" meta:cell-count="42" meta:object-count="0"/>
    <meta:generator>LibreOffice/4.3.6.2$Linux_X86_64 LibreOffice_project/430$Build-2</meta:generator>
  </office:meta>
</office:document-meta>
</file>